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652b4" officeooo:paragraph-rsid="00255195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652b4" officeooo:paragraph-rsid="00286f1d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a261f" officeooo:paragraph-rsid="00250ea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55195" officeooo:paragraph-rsid="0025519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77cda" officeooo:paragraph-rsid="00277cda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fo:font-weight="bold" officeooo:rsid="00286f1d" officeooo:paragraph-rsid="00286f1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officeooo:rsid="0021d613" officeooo:paragraph-rsid="0021d613"/>
    </style:style>
    <style:style style:name="P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9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1" style:family="paragraph" style:parent-style-name="Heading_20_2">
      <style:paragraph-properties fo:line-height="150%" fo:text-align="center" style:justify-single-word="false"/>
      <style:text-properties style:font-name="Ubuntu" officeooo:paragraph-rsid="002b2826"/>
    </style:style>
    <style:style style:name="P12" style:family="paragraph" style:parent-style-name="Standard">
      <style:paragraph-properties fo:line-height="150%"/>
      <style:text-properties style:font-name="Ubuntu" fo:font-size="14pt" officeooo:rsid="001a261f" officeooo:paragraph-rsid="001a261f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a261f" officeooo:paragraph-rsid="002b282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8a1c9" officeooo:paragraph-rsid="00288d6b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88d6b" officeooo:paragraph-rsid="00288d6b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652b4" officeooo:paragraph-rsid="00299692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b45ee" officeooo:paragraph-rsid="00288d6b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16434" officeooo:paragraph-rsid="00288d6b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99692" officeooo:paragraph-rsid="0029969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fo:font-weight="bold" officeooo:rsid="0018a1c9" officeooo:paragraph-rsid="00288d6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officeooo:paragraph-rsid="002b2826"/>
    </style:style>
    <style:style style:name="P22" style:family="paragraph" style:parent-style-name="Standard">
      <style:paragraph-properties fo:line-height="150%"/>
      <style:text-properties officeooo:rsid="0021d613" officeooo:paragraph-rsid="002b2826"/>
    </style:style>
    <style:style style:name="P23" style:family="paragraph" style:parent-style-name="Standard">
      <style:paragraph-properties fo:line-height="150%"/>
      <style:text-properties officeooo:rsid="002b2826" officeooo:paragraph-rsid="002b2826"/>
    </style:style>
    <style:style style:name="P24" style:family="paragraph" style:parent-style-name="Text_20_body">
      <style:paragraph-properties fo:margin-left="0cm" fo:margin-right="0cm" fo:line-height="150%" fo:text-indent="0cm" style:auto-text-indent="false" fo:padding="0cm" fo:border="none"/>
      <style:text-properties style:font-name="Ubuntu" fo:font-size="14pt" officeooo:paragraph-rsid="00288d6b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Ubuntu" fo:font-size="14pt" officeooo:paragraph-rsid="002b2826" style:font-size-asian="14pt" style:font-size-complex="14pt"/>
    </style:style>
    <style:style style:name="P26" style:family="paragraph" style:parent-style-name="Text_20_body">
      <style:paragraph-properties fo:margin-left="0cm" fo:margin-right="0cm" fo:line-height="150%" fo:text-indent="0cm" style:auto-text-indent="false" fo:padding="0cm" fo:border="none"/>
      <style:text-properties officeooo:paragraph-rsid="002b2826"/>
    </style:style>
    <style:style style:name="T1" style:family="text">
      <style:text-properties officeooo:rsid="001652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8d6b" style:font-weight-asian="bold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officeooo:rsid="0021d613" style:font-size-asian="14pt" style:font-size-complex="14pt"/>
    </style:style>
    <style:style style:name="T6" style:family="text">
      <style:text-properties style:font-name="Ubuntu" fo:font-size="14pt" officeooo:rsid="001a261f" style:font-size-asian="14pt" style:font-size-complex="14pt"/>
    </style:style>
    <style:style style:name="T7" style:family="text">
      <style:text-properties style:font-name="Ubuntu" fo:font-size="14pt" officeooo:rsid="002b2826" style:font-size-asian="14pt" style:font-size-complex="14pt"/>
    </style:style>
    <style:style style:name="T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Ubuntu" fo:font-size="14pt" fo:font-weight="bold" officeooo:rsid="001a261f" style:font-size-asian="14pt" style:font-weight-asian="bold" style:font-size-complex="14pt" style:font-weight-complex="bold"/>
    </style:style>
    <style:style style:name="T10" style:family="text">
      <style:text-properties officeooo:rsid="001b45ee"/>
    </style:style>
    <style:style style:name="T11" style:family="text">
      <style:text-properties officeooo:rsid="00255195"/>
    </style:style>
    <style:style style:name="T12" style:family="text">
      <style:text-properties officeooo:rsid="00286f1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88d6b"/>
    </style:style>
    <style:style style:name="T15" style:family="text">
      <style:text-properties officeooo:rsid="0020a8cb"/>
    </style:style>
    <style:style style:name="T16" style:family="text">
      <style:text-properties officeooo:rsid="0018a1c9"/>
    </style:style>
    <style:style style:name="T17" style:family="text">
      <style:text-properties officeooo:rsid="00216434"/>
    </style:style>
    <style:style style:name="T18" style:family="text">
      <style:text-properties officeooo:rsid="00293a71"/>
    </style:style>
    <style:style style:name="T19" style:family="text">
      <style:text-properties officeooo:rsid="0021d613"/>
    </style:style>
    <style:style style:name="T20" style:family="text">
      <style:text-properties officeooo:rsid="00299692"/>
    </style:style>
    <style:style style:name="T21" style:family="text">
      <style:text-properties officeooo:rsid="002b2826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1a261f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Equilibrio</text:h>
      <text:p text:style-name="P4">É o peso visual, impacto ou a distribuição dos elementos na composição. O equilibrio vai garantir que nenhum elemento prevaleça sobre outro, promovendo uma sensação de estabilidade, ajudando a relaxar o olho, tornando a imagem mais atraente e dando mais estrutura ao design, seja por simetria ou tensão entre elementos.</text:p>
      <text:p text:style-name="P4"/>
      <text:p text:style-name="P1">Existe <text:span text:style-name="T11">5</text:span> tipos de equilibrio: <text:span text:style-name="T11">simétrico, assimétrico, radial, cristalografico e desequilibrado.</text:span></text:p>
      <text:h text:style-name="P9" text:outline-level="2">Aplicar em sites</text:h>
      <text:p text:style-name="P5">Partindo do ponto central, o peso visual deve ser distribuido igualmente por todo o site. É necessario prestar atenção em cada elemento inserido, seja imagem, paragrafo de texto ou um botão. Cada novo item tem o potencial para quebrar o equilibrio.</text:p>
      <text:p text:style-name="P5">Usar um layout de grade é uma forma de manter tudo organizado.</text:p>
      <text:h text:style-name="P9" text:outline-level="2">O que influencia o equilibrio visual</text:h>
      <text:p text:style-name="P5"><text:span text:style-name="T2">Tamanho dos objetos -</text:span> Objetos maiores sempre irão desequilibrar a balança.</text:p>
      <text:p text:style-name="P5"><text:span text:style-name="T2">Forma -</text:span> Formas regulares e irregulares</text:p>
      <text:p text:style-name="P5"><text:span text:style-name="T2">Forma e espaço -</text:span> Formas favoraveis pesam mais que espaço negativo.</text:p>
      <text:p text:style-name="P5"><text:span text:style-name="T2">Isolamento -</text:span> Isolamento no espaço tambem afeta o equilibrio.</text:p>
      <text:p text:style-name="P5"><text:span text:style-name="T2">Densidade -</text:span> Muitos objetos pequenos podem equilibrar um grande.</text:p>
      <text:p text:style-name="P5"><text:span text:style-name="T2">Cor -</text:span> Cores mais quentes são mais pesadas que as mais frias.</text:p>
      <text:p text:style-name="P5"><text:soft-page-break/><text:span text:style-name="T2">Valor -</text:span> Objetos mais escuros sempre serão mais pesados que os claros.</text:p>
      <text:p text:style-name="P5"><text:span text:style-name="T2">Interesse intrinseco -</text:span> Complexidade adiciona mais peso visual.</text:p>
      <text:p text:style-name="P5"><text:span text:style-name="T2">Profundidade -</text:span> Mais profundidade de campo significa mais peso visual.</text:p>
      <text:p text:style-name="P5"><text:span text:style-name="T2">Peso fisico -</text:span> Carro tem mais peso visual do que uma pena.</text:p>
      <text:p text:style-name="P5"><text:span text:style-name="T2">Localização ou posição -</text:span> O peso visual aumenta quanto mais longe um objeto estiver do centro.</text:p>
      <text:p text:style-name="P5"><text:span text:style-name="T2">Orientação -</text:span> Vertical é mais pesado que horizontal.</text:p>
      <text:h text:style-name="P9" text:outline-level="2">Equilibrio Simétrico</text:h>
      <text:p text:style-name="P2"><text:span text:style-name="T10">Ocorre quando um lado é o espelho do outro </text:span><text:span text:style-name="T12">ou dando peso igual aos elementos. De</text:span><text:span text:style-name="T11"> forma mais simples, o equilibrio simétrico pode ser criado com uma linha central invisivel, onde o peso dos elementos em ambas as metades da pagina é igual. </text:span><text:span text:style-name="T12">O resultado é algo que parece estar completamente equilibrado, despertando uma sensação de classe e consistencia.</text:span></text:p>
      <text:p text:style-name="P2"/>
      <text:p text:style-name="P6">Como Usar - <text:span text:style-name="T13">Funciona bem para layouts amplos, como designs web de largura total, permitindo repetir uma imagem e aprimorar uma area incomoda. O olho é atraido para o centro por isso é uma boa tecnica de enquadramento para colocar titulos, frases de chamariz ou botões clicaveis</text:span></text:p>
      <text:h text:style-name="P9" text:outline-level="2">Equilibrio Assimétrico</text:h>
      <text:p text:style-name="P15">Também usa uma linha de simetria como ponto de foco. <text:span text:style-name="T1">O</text:span>corre quando os elementos de um layout são diferentes em ambos os lados, mas ao terem o mesmo “peso” visual ou serem igualmente <text:soft-page-break/>ponderados ainda parecem equilibrados. <text:span text:style-name="T16">Esse conceito é usado para encontrar o layout certo para fazer com que os elementos funcionem melhor.</text:span></text:p>
      <text:p text:style-name="P15"><text:span text:style-name="T15">Elementos com peso semelhante mas formas diferentes ou um elemento mais pesado equilibrado por alguns pontos focais menores </text:span>p<text:span text:style-name="T15">roduz designs mais interessantes e dinamic</text:span>o<text:span text:style-name="T15">s, </text:span>alem de produzir uma sensação de modernidade e vitalidade<text:span text:style-name="T15">.</text:span></text:p>
      <text:p text:style-name="P15"/>
      <text:p text:style-name="P17">O equilibrio assimetrico é um jogo de tentativa e erro. Quando dois objetos diferentes estão se equilibrando, o peso visual irá determinar a que distancia eles devem estar e como devem ser organizados</text:p>
      <text:p text:style-name="P17"/>
      <text:p text:style-name="P20"><text:span text:style-name="T1">Objetos diferentes podem equilibrar uma imagem -</text:span></text:p>
      <text:p text:style-name="P14"><text:span text:style-name="T3">Ex 1:</text:span><text:span text:style-name="T14"> </text:span><text:span text:style-name="T1">Uma balança com uma pedra pesada de um lado e no outro muitas pedras pequenas para equilibrar o peso.</text:span></text:p>
      <text:p text:style-name="P15"><text:span text:style-name="T2">Ex 2:</text:span> <text:span text:style-name="T16">Uma figura em pé pode ser equilibrada na composição por espaços em branco.</text:span></text:p>
      <text:p text:style-name="P15"/>
      <text:p text:style-name="P15"><text:span text:style-name="T2">Como usar -</text:span> <text:span text:style-name="T17">Designs modernos, energeticos, envolventes, confiantes e divertidos, por causa da escala e forma, mas ainda intrigantes e refrescantes pelo incomum.</text:span></text:p>
      <text:p text:style-name="P18">Prende a atenção pela assimetria ao mesmo tempo que promove uma sensação geral de equilibrio.</text:p>
      <text:p text:style-name="P18"/>
      <text:p text:style-name="P18">Elementos muito semelhantes correm o risco de parecer uma interpretaçã<text:span text:style-name="T14">o</text:span> mal executada do equilibrio simetrico. Aumentar, diminuir, inserir distancia ou usar cores mais brilhantes em um <text:soft-page-break/>elemento menor para torna-lo igual a elementos grandes e opacos pode ser uma alternativa para isso não acontecer.</text:p>
      <text:p text:style-name="P24">Um elemento grande e pesado que pode ser percebido como estando mais distante ou mais baixo do que um elemento menor e mais leve dará uma sensação de correção à imagem geral. A distância e/ou hierarquia ajuda o elemento menor a não se sentir sobrecarregado, criando uma imagem lúdica e equilibrada</text:p>
      <text:h text:style-name="P9" text:outline-level="2">Equilibrio <text:span text:style-name="T18">R</text:span>adial</text:h>
      <text:p text:style-name="P16">Tudo é focado ao redor de um ponto central ao invés de uma linha. Os objetos vão ficar igualmente distantes desse ponto. <text:span text:style-name="T20">C</text:span><text:span text:style-name="T19">riando um layout equilibrado e relaxante, </text:span><text:span text:style-name="T20">despertando</text:span> uma sensação de vida e dinamismo.</text:p>
      <text:p text:style-name="P12"/>
      <text:p text:style-name="P16"><text:span text:style-name="T2">Ex:</text:span> Um funil gigante onde qualquer objeto jogado dentro vai naturalmente girar em direção ao centro.</text:p>
      <text:p text:style-name="P16"/>
      <text:p text:style-name="P19"><text:span text:style-name="T2">Como usar -</text:span> <text:span text:style-name="T19">No design, as espirais são a melhor maneira de alcançar o equilibrio radial, pode tambem ser util para chamar a atenção do observador para o centro da imagem.</text:span></text:p>
      <text:h text:style-name="P9" text:outline-level="2">Balanço Cristalografico (ou mosaico)</text:h>
      <text:p text:style-name="P22"><text:span text:style-name="T6">é alcançado dando peso igual a um grande numero de elementos. O resultado não é um padrão simétrico, mas um tipo de c</text:span><text:span text:style-name="T7">a</text:span><text:span text:style-name="T6">os equilibrado em que vários elementos diferentes se combinam em um todo unificado.</text:span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3"><text:soft-page-break/><text:span text:style-name="T9">C</text:span><text:span text:style-name="T8">omo usar -</text:span><text:span text:style-name="T4"> </text:span><text:span text:style-name="T5">Promovoer o equilibrio do mosaico preenchendo o layout com diferentes elementos. Layouts com muitos espaços permitirão que o olho localize itens individuais, diluindo o efeito.</text:span></text:p>
      <text:p text:style-name="P23"/>
      <text:p text:style-name="P25"><text:span text:style-name="T21">O</text:span> efeito geral é de um todo calmo e uniforme. <text:span text:style-name="T21">É possivel</text:span> usar elementos diferentes ou semelhantes e repeti-los para criar um efeito cristalográfico. <text:s/>são compreendidos pelos olhos como ruído de fundo, então funcionam bem como planos de fundo e cenários para outros gráficos ou tipografias proeminentes.</text:p>
      <text:p text:style-name="P25"/>
      <text:p text:style-name="P26"><text:span text:style-name="T7">T</text:span><text:span text:style-name="T5">ambém </text:span><text:span text:style-name="T7">é possível </text:span><text:span text:style-name="T5">ousar brincando com escala e proporção. Elementos ligeiramente ampliados não sobrecarregam os menores quando combinados em um layout de mosaico movimentado. Na verdade, uma combinação inebriante de elementos de tamanhos aleatórios pode realmente tornar a imagem mais atraente e natural. </text:span><text:span text:style-name="T7">Ou </text:span><text:span text:style-name="T5">usar um esquema de cores semelhante ou complementar para reunir imagens de mosaico, tornando-as ainda mais equilibradas.</text:span></text:p>
      <text:h text:style-name="P11" text:outline-level="2"><text:span text:style-name="T21">Desequilibrado</text:span></text:h>
      <text:p text:style-name="P13">Designs desiguais sugerem movimentação e ação. O espectador fica um pouco desconfiado e até desconfortavel porque algo não se encaixa, porem ainda é atraido pelo design porque é muito incomum.</text:p>
      <text:p text:style-name="P21"><text:span text:style-name="T6">É destinado a desafiar as regras convencionais, chamando a atenção e fazendo pensar. Este é o equilibrio mais dificil, porque pode rapidamente dar errado e parecer uma bagunça.</text:span></text:p>
      <text:p text:style-name="P21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20:47:42.147000000</meta:creation-date>
    <dc:date>2024-01-29T21:14:40.743000000</dc:date>
    <meta:editing-duration>P1DT31M43S</meta:editing-duration>
    <meta:editing-cycles>24</meta:editing-cycles>
    <meta:generator>EasyOffice/7.6.2.1.0$Windows_X86_64 LibreOffice_project/0bc4d647150f05f02b71ccb5539a4012b57f1faf</meta:generator>
    <meta:document-statistic meta:table-count="0" meta:image-count="0" meta:object-count="0" meta:page-count="5" meta:paragraph-count="45" meta:word-count="972" meta:character-count="6085" meta:non-whitespace-character-count="5157"/>
  </office:meta>
</office:document-meta>
</file>